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229.24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3" table:number-columns-repeated="4" table:default-cell-style-name="ce17"/>
        <table:table-column table:style-name="co4" table:number-columns-repeated="46" table:default-cell-style-name="ce6"/>
        <table:table-column table:style-name="co4" table:number-columns-repeated="2" table:default-cell-style-name="ce7"/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FUP 2019.1</text:p>
          </table:table-cell>
          <table:covered-table-cell table:style-name="ce17"/>
          <table:covered-table-cell table:number-columns-repeated="4"/>
          <table:table-cell table:style-name="ce19" table:number-columns-spanned="5" table:number-rows-spanned="1"/>
          <table:covered-table-cell table:number-columns-repeated="4"/>
          <table:table-cell table:number-columns-repeated="48"/>
        </table:table-row>
        <table:table-row table:style-name="ro1">
          <table:table-cell table:number-columns-repeated="2"/>
          <table:table-cell table:style-name="ce12" office:value-type="string" calcext:value-type="string">
            <text:p>30/04</text:p>
          </table:table-cell>
          <table:table-cell table:style-name="ce14" office:value-type="string" calcext:value-type="string">
            <text:p>Black</text:p>
          </table:table-cell>
          <table:table-cell table:number-columns-repeated="4"/>
          <table:table-cell table:style-name="ce19"/>
          <table:table-cell table:number-columns-repeated="52"/>
        </table:table-row>
        <table:table-row table:style-name="ro1">
          <table:table-cell office:value-type="float" office:value="476873" calcext:value-type="float">
            <text:p>476873</text:p>
          </table:table-cell>
          <table:table-cell office:value-type="string" calcext:value-type="string">
            <text:p>ANTONIO RAVANELLY PEREIRA DE OLIVEIRA</text:p>
          </table:table-cell>
          <table:table-cell table:style-name="ce17" table:number-columns-repeated="2"/>
          <table:table-cell table:number-columns-repeated="55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76514" calcext:value-type="float">
            <text:p>476514</text:p>
          </table:table-cell>
          <table:table-cell office:value-type="string" calcext:value-type="string">
            <text:p>FRANCISCO CAIO DA SILVA DE CARVALHO</text:p>
          </table:table-cell>
          <table:table-cell table:style-name="ce17" table:number-columns-repeated="2"/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687" calcext:value-type="float">
            <text:p>476687</text:p>
          </table:table-cell>
          <table:table-cell office:value-type="string" calcext:value-type="string">
            <text:p>JOAO VICTOR MELO LEITE</text:p>
          </table:table-cell>
          <table:table-cell table:style-name="ce17" table:number-columns-repeated="2"/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94" calcext:value-type="float">
            <text:p>387294</text:p>
          </table:table-cell>
          <table:table-cell office:value-type="string" calcext:value-type="string">
            <text:p>JOAO VITOR DE ARAUJO ROCHA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406" calcext:value-type="float">
            <text:p>476406</text:p>
          </table:table-cell>
          <table:table-cell office:value-type="string" calcext:value-type="string">
            <text:p>JOILSON LEITAO DE FREITAS JUNIOR</text:p>
          </table:table-cell>
          <table:table-cell table:style-name="ce17" table:number-columns-repeated="2"/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89" calcext:value-type="float">
            <text:p>470289</text:p>
          </table:table-cell>
          <table:table-cell office:value-type="string" calcext:value-type="string">
            <text:p>LUCAS ROBSON PEROBA MATIAS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982" calcext:value-type="float">
            <text:p>475982</text:p>
          </table:table-cell>
          <table:table-cell office:value-type="string" calcext:value-type="string">
            <text:p>LUIS FERNANDO OLIVEIRA SOUSA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1363" calcext:value-type="float">
            <text:p>471363</text:p>
          </table:table-cell>
          <table:table-cell office:value-type="string" calcext:value-type="string">
            <text:p>MARCELO SANTANA MARQUES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002" calcext:value-type="float">
            <text:p>476002</text:p>
          </table:table-cell>
          <table:table-cell office:value-type="string" calcext:value-type="string">
            <text:p>MICHEL OLIVEIRA SILV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894" calcext:value-type="float">
            <text:p>473894</text:p>
          </table:table-cell>
          <table:table-cell office:value-type="string" calcext:value-type="string">
            <text:p>PAULO HENRIQUE DE OLIVEIRA SOUSA</text:p>
          </table:table-cell>
          <table:table-cell office:value-type="float" office:value="7" calcext:value-type="float">
            <text:p>7</text:p>
          </table:table-cell>
          <table:table-cell table:number-columns-repeated="5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641" calcext:value-type="float">
            <text:p>473641</text:p>
          </table:table-cell>
          <table:table-cell table:style-name="ce8" office:value-type="string" calcext:value-type="string">
            <text:p>PEDRO CARVALHO DAMIANOVIC BRAGADI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533" calcext:value-type="float">
            <text:p>475533</text:p>
          </table:table-cell>
          <table:table-cell office:value-type="string" calcext:value-type="string">
            <text:p>PEDRO GABRIEL RODRIGUES LUNA TEMOTEO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496" calcext:value-type="float">
            <text:p>475496</text:p>
          </table:table-cell>
          <table:table-cell table:style-name="ce8" office:value-type="string" calcext:value-type="string">
            <text:p>RAFAEL LOPES RODRIGUES SILV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686" calcext:value-type="float">
            <text:p>416686</text:p>
          </table:table-cell>
          <table:table-cell office:value-type="string" calcext:value-type="string">
            <text:p>RAIRA MICAELY DA SILVA LIMA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33952" calcext:value-type="float">
            <text:p>433952</text:p>
          </table:table-cell>
          <table:table-cell table:style-name="ce9" office:value-type="string" calcext:value-type="string">
            <text:p>RODRIGO CARVALHO DO NASCIMENT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616" calcext:value-type="float">
            <text:p>475616</text:p>
          </table:table-cell>
          <table:table-cell table:style-name="ce9" office:value-type="string" calcext:value-type="string">
            <text:p>SARAH KALEBE CHAVES MARTIN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558" calcext:value-type="float">
            <text:p>475558</text:p>
          </table:table-cell>
          <table:table-cell table:style-name="ce9" office:value-type="string" calcext:value-type="string">
            <text:p>THALES RUAN BEZERRA DOS SANTO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407" calcext:value-type="float">
            <text:p>379407</text:p>
          </table:table-cell>
          <table:table-cell table:style-name="ce10" office:value-type="string" calcext:value-type="string">
            <text:p>TOMAS OLIVEIRA LOPES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1285" calcext:value-type="float">
            <text:p>471285</text:p>
          </table:table-cell>
          <table:table-cell table:style-name="ce9" office:value-type="string" calcext:value-type="string">
            <text:p>ULISSES QUEIROZ DA SILV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0145" calcext:value-type="float">
            <text:p>470145</text:p>
          </table:table-cell>
          <table:table-cell table:style-name="ce9" office:value-type="string" calcext:value-type="string">
            <text:p>VICTOR CAIO ARAUJO SIQUEIR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28814" calcext:value-type="float">
            <text:p>428814</text:p>
          </table:table-cell>
          <table:table-cell table:style-name="ce9" office:value-type="string" calcext:value-type="string">
            <text:p>VICTOR DE SOUZA FRANCA</text:p>
          </table:table-cell>
          <table:table-cell table:number-columns-repeated="57"/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475770" calcext:value-type="float">
            <text:p>475770</text:p>
          </table:table-cell>
          <table:table-cell table:style-name="ce9" office:value-type="string" calcext:value-type="string">
            <text:p>VICTOR TICIANO ALVES DE VASCONCELO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5"/>
          <table:table-cell office:value-type="float" office:value="6" calcext:value-type="float">
            <text:p>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73221" calcext:value-type="float">
            <text:p>473221</text:p>
          </table:table-cell>
          <table:table-cell table:style-name="ce9" office:value-type="string" calcext:value-type="string">
            <text:p>VINNICIUS PIANCO DE SEN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134" calcext:value-type="float">
            <text:p>473134</text:p>
          </table:table-cell>
          <table:table-cell table:style-name="ce9" office:value-type="string" calcext:value-type="string">
            <text:p>VITOR WILLIAN CORREIA DE OLIVEIR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408" calcext:value-type="float">
            <text:p>475408</text:p>
          </table:table-cell>
          <table:table-cell table:style-name="ce10" office:value-type="string" calcext:value-type="string">
            <text:p>WESLEY DAMASCENO FERREIRA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3934" calcext:value-type="float">
            <text:p>473934</text:p>
          </table:table-cell>
          <table:table-cell office:value-type="string" calcext:value-type="string">
            <text:p>YAGO LIMA CAPISTRAN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5" table:number-columns-repeated="3"/>
          <table:table-cell table:style-name="Default"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09:39:27.249517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28:44.808267635</meta:creation-date>
    <meta:print-date>2019-03-12T08:34:13.611900635</meta:print-date>
    <dc:date>2019-05-07T10:16:57.272026009</dc:date>
    <meta:editing-duration>PT2H17M43S</meta:editing-duration>
    <meta:editing-cycles>5</meta:editing-cycles>
    <meta:generator>LibreOffice/6.2.3.2$Linux_X86_64 LibreOffice_project/20$Build-2</meta:generator>
    <meta:document-statistic meta:table-count="1" meta:cell-count="130" meta:object-count="0"/>
  </office:meta>
</office:document-meta>
</file>